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Sabon" svg:font-family="Sabon, 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7.701cm" fo:margin-left="-0.168cm" fo:margin-right="-0.533cm" style:page-number="0" table:align="margins" style:writing-mode="lr-tb"/>
    </style:style>
    <style:style style:name="Table1.A" style:family="table-column">
      <style:table-column-properties style:column-width="8.604cm" style:rel-column-width="4878*"/>
    </style:style>
    <style:style style:name="Table1.B" style:family="table-column">
      <style:table-column-properties style:column-width="4.524cm" style:rel-column-width="2565*"/>
    </style:style>
    <style:style style:name="Table1.C" style:family="table-column">
      <style:table-column-properties style:column-width="4.572cm" style:rel-column-width="25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7" style:family="table-row">
      <style:table-row-properties style:keep-together="false" fo:keep-together="always"/>
    </style:style>
    <style:style style:name="Table1.12" style:family="table-row">
      <style:table-row-properties style:min-row-height="0.644cm" style:keep-together="false" fo:keep-together="always"/>
    </style:style>
    <style:style style:name="Table1.A1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24cm" fo:margin-left="-0.228cm" fo:margin-right="-0.896cm" table:align="margins" style:writing-mode="lr-tb"/>
    </style:style>
    <style:style style:name="Table2.A" style:family="table-column">
      <style:table-column-properties style:column-width="3.069cm" style:rel-column-width="1740*"/>
    </style:style>
    <style:style style:name="Table2.B" style:family="table-column">
      <style:table-column-properties style:column-width="4.101cm" style:rel-column-width="2325*"/>
    </style:style>
    <style:style style:name="Table2.C" style:family="table-column">
      <style:table-column-properties style:column-width="10.954cm" style:rel-column-width="621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2.2" style:family="table-row">
      <style:table-row-properties style:min-row-height="0.961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2.7" style:family="table-row">
      <style:table-row-properties style:min-row-height="0.533cm" style:keep-together="false" fo:keep-together="always"/>
    </style:style>
    <style:style style:name="Table2.B8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9" style:family="table-row">
      <style:table-row-properties style:min-row-height="0.437cm" style:keep-together="false" fo:keep-together="always"/>
    </style:style>
    <style:style style:name="Table2.11" style:family="table-row">
      <style:table-row-properties style:min-row-height="0.453cm" style:keep-together="false" fo:keep-together="always"/>
    </style:style>
    <style:style style:name="Table2.12" style:family="table-row">
      <style:table-row-properties style:min-row-height="0.485cm" style:keep-together="false" fo:keep-together="always"/>
    </style:style>
    <style:style style:name="Table2.A1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1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3" style:family="table">
      <style:table-properties style:width="18.115cm" fo:margin-left="-0.199cm" table:align="left" style:writing-mode="lr-tb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.464cm"/>
    </style:style>
    <style:style style:name="Table3.C" style:family="table-column">
      <style:table-column-properties style:column-width="4.145cm"/>
    </style:style>
    <style:style style:name="Table3.D" style:family="table-column">
      <style:table-column-properties style:column-width="3.969cm"/>
    </style:style>
    <style:style style:name="Table3.E" style:family="table-column">
      <style:table-column-properties style:column-width="4.117cm"/>
    </style:style>
    <style:style style:name="Table3.1" style:family="table-row">
      <style:table-row-properties style:min-row-height="0.776cm" style:keep-together="false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ing_20_1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75925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paragraph-rsid="00075925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9" style:family="paragraph" style:parent-style-name="Standard">
      <style:text-properties style:font-name="Arial" officeooo:paragraph-rsid="00075925" style:font-name-complex="Arial"/>
    </style:style>
    <style:style style:name="P10" style:family="paragraph" style:parent-style-name="Standard">
      <style:text-properties style:font-name="Arial" officeooo:paragraph-rsid="0007c5d5" style:font-name-complex="Arial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paragraph-rsid="00075925" style:font-weight-asian="bold" style:font-name-complex="Arial" style:font-weight-complex="bold"/>
    </style:style>
    <style:style style:name="P16" style:family="paragraph" style:parent-style-name="Standard">
      <style:text-properties style:font-name="Arial" fo:font-size="10pt" style:font-size-asian="10pt" style:font-name-complex="Arial"/>
    </style:style>
    <style:style style:name="P17" style:family="paragraph" style:parent-style-name="Standard">
      <style:text-properties style:font-name="Arial" fo:font-size="10pt" fo:font-style="italic" style:font-size-asian="10pt" style:font-style-asian="italic" style:font-name-complex="Arial" style:font-style-complex="italic"/>
    </style:style>
    <style:style style:name="P18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/>
    </style:style>
    <style:style style:name="P20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name-complex="Arial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29a6c2" style:font-size-asian="10pt" style:font-weight-asian="bold" style:font-name-complex="Arial"/>
    </style:style>
    <style:style style:name="P22" style:family="paragraph" style:parent-style-name="Standard">
      <style:paragraph-properties fo:text-align="end" style:justify-single-word="false"/>
      <style:text-properties style:font-name="Arial" fo:font-size="10pt" fo:font-weight="bold" officeooo:paragraph-rsid="0029a6c2" style:font-size-asian="10pt" style:font-weight-asian="bold" style:font-name-complex="Arial"/>
    </style:style>
    <style:style style:name="P23" style:family="paragraph" style:parent-style-name="Standard">
      <style:text-properties style:font-name="Arial" fo:font-size="10pt" fo:font-weight="bold" officeooo:paragraph-rsid="002b4ccc" style:font-size-asian="10pt" style:font-weight-asian="bold" style:font-name-complex="Arial"/>
    </style:style>
    <style:style style:name="P24" style:family="paragraph" style:parent-style-name="Standard">
      <style:paragraph-properties fo:text-align="end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26" style:family="paragraph" style:parent-style-name="Standard">
      <style:text-properties style:font-name="Arial" fo:font-size="11pt" fo:font-weight="bold" style:font-size-asian="11pt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/>
    </style:style>
    <style:style style:name="P28" style:family="paragraph" style:parent-style-name="Standard">
      <style:text-properties style:font-name="Arial" fo:font-size="11pt" style:font-size-asian="11pt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size="11pt" officeooo:paragraph-rsid="002c6c6f" style:font-size-asian="11pt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size="11pt" officeooo:paragraph-rsid="002c8380" style:font-size-asian="11pt" style:font-name-complex="Arial"/>
    </style:style>
    <style:style style:name="P32" style:family="paragraph" style:parent-style-name="Standard">
      <style:text-properties style:font-name="Arial" fo:font-size="11pt" style:font-size-asian="11pt" style:font-name-complex="Arial" style:font-weight-complex="bold"/>
    </style:style>
    <style:style style:name="P33" style:family="paragraph" style:parent-style-name="Standard">
      <style:text-properties style:font-name="Arial" fo:font-size="11pt" officeooo:paragraph-rsid="002b85aa" style:font-size-asian="11pt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size="11pt" fo:font-weight="normal" officeooo:paragraph-rsid="002d10c0" style:font-size-asian="11pt" style:font-weight-asian="normal" style:font-name-complex="Arial" style:font-weight-complex="normal"/>
    </style:style>
    <style:style style:name="P35" style:family="paragraph" style:parent-style-name="Standard">
      <style:paragraph-properties style:snap-to-layout-grid="false"/>
      <style:text-properties style:font-name="Arial" fo:font-size="9pt" style:text-underline-style="solid" style:text-underline-width="auto" style:text-underline-color="font-color" style:font-size-asian="9pt" style:font-name-complex="Arial"/>
    </style:style>
    <style:style style:name="P36" style:family="paragraph" style:parent-style-name="Standard">
      <style:text-properties style:font-name="Arial" fo:font-size="9pt" style:font-size-asian="9pt" style:font-name-complex="Arial"/>
    </style:style>
    <style:style style:name="P37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38" style:family="paragraph" style:parent-style-name="Standard">
      <style:text-properties style:font-name="Arial" fo:font-size="9pt" fo:font-weight="bold" style:font-size-asian="9pt" style:font-weight-asian="bold" style:font-name-complex="Arial"/>
    </style:style>
    <style:style style:name="P39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/>
    </style:style>
    <style:style style:name="P40" style:family="paragraph" style:parent-style-name="Standard">
      <style:paragraph-properties style:snap-to-layout-grid="false"/>
      <style:text-properties style:font-name="Arial" fo:font-size="9pt" fo:font-weight="bold" officeooo:paragraph-rsid="000866e1" style:font-size-asian="9pt" style:font-weight-asian="bold" style:font-name-complex="Arial"/>
    </style:style>
    <style:style style:name="P41" style:family="paragraph" style:parent-style-name="Standard">
      <style:paragraph-properties fo:text-align="end" style:justify-single-word="false"/>
      <style:text-properties style:font-name="Arial" fo:font-size="9pt" fo:font-weight="bold" style:font-size-asian="9pt" style:font-weight-asian="bold" style:font-name-complex="Arial"/>
    </style:style>
    <style:style style:name="P42" style:family="paragraph" style:parent-style-name="Standard">
      <style:paragraph-properties fo:text-align="end" style:justify-single-word="false" style:snap-to-layout-grid="false"/>
      <style:text-properties style:font-name="Arial" fo:font-size="9pt" fo:font-weight="bold" style:font-size-asian="9pt" style:font-weight-asian="bold" style:font-name-complex="Arial"/>
    </style:style>
    <style:style style:name="P43" style:family="paragraph" style:parent-style-name="Standard">
      <style:text-properties fo:font-size="10pt" style:font-size-asian="10pt"/>
    </style:style>
    <style:style style:name="P44" style:family="paragraph" style:parent-style-name="Standard">
      <style:text-properties fo:font-size="10pt" fo:language="en" fo:country="US" fo:font-weight="bold" style:font-size-asian="10pt" style:language-asian="none" style:country-asian="none" style:font-weight-asian="bold"/>
    </style:style>
    <style:style style:name="P45" style:family="paragraph" style:parent-style-name="Standard">
      <style:paragraph-properties fo:text-align="end" style:justify-single-word="false"/>
    </style:style>
    <style:style style:name="P46" style:family="paragraph" style:parent-style-name="Standard">
      <style:paragraph-properties fo:text-align="end" style:justify-single-word="false" style:snap-to-layout-grid="false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>
      <style:paragraph-properties fo:break-before="page"/>
      <style:text-properties fo:font-weight="bold" style:font-weight-asian="bold"/>
    </style:style>
    <style:style style:name="P49" style:family="paragraph" style:parent-style-name="Standard">
      <style:paragraph-properties fo:break-before="page"/>
      <style:text-properties style:font-name="Arial" fo:font-weight="bold" style:font-weight-asian="bold" style:font-name-complex="Arial"/>
    </style:style>
    <style:style style:name="P50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Arial" style:font-name-complex="Arial"/>
    </style:style>
    <style:style style:name="P51" style:family="paragraph" style:parent-style-name="Standard">
      <style:paragraph-properties fo:margin-left="3.81cm" fo:margin-right="0cm" fo:text-indent="1.27cm" style:auto-text-indent="false"/>
      <style:text-properties fo:font-size="10pt" style:font-size-asian="10pt"/>
    </style:style>
    <style:style style:name="P52" style:family="paragraph" style:parent-style-name="Standard">
      <style:paragraph-properties fo:margin-top="0.071cm" fo:margin-bottom="0.071cm"/>
      <style:text-properties style:font-name="Arial" officeooo:paragraph-rsid="000eb15d" style:font-name-complex="Arial"/>
    </style:style>
    <style:style style:name="P53" style:family="paragraph" style:parent-style-name="Standard">
      <style:paragraph-properties fo:margin-top="0.071cm" fo:margin-bottom="0.071cm"/>
      <style:text-properties style:font-name="Arial" fo:font-size="10pt" officeooo:paragraph-rsid="000eb15d" style:font-size-asian="10pt" style:font-name-complex="Arial" style:font-size-complex="10pt"/>
    </style:style>
    <style:style style:name="P54" style:family="paragraph" style:parent-style-name="Standard">
      <style:paragraph-properties fo:margin-top="0.071cm" fo:margin-bottom="0.071cm"/>
      <style:text-properties style:font-name="Arial" fo:font-size="10pt" officeooo:paragraph-rsid="001ecf3d" style:font-size-asian="10pt" style:font-name-complex="Arial" style:font-size-complex="10pt"/>
    </style:style>
    <style:style style:name="P55" style:family="paragraph" style:parent-style-name="Standard">
      <style:paragraph-properties fo:margin-top="0.071cm" fo:margin-bottom="0.071cm"/>
      <style:text-properties style:font-name="Arial" fo:font-size="10pt" officeooo:paragraph-rsid="00235bfe" style:font-size-asian="10pt" style:font-name-complex="Arial" style:font-size-complex="10pt"/>
    </style:style>
    <style:style style:name="P56" style:family="paragraph" style:parent-style-name="Standard">
      <style:paragraph-properties fo:margin-top="0.071cm" fo:margin-bottom="0.071cm"/>
      <style:text-properties style:font-name="Arial" officeooo:paragraph-rsid="000eb15d"/>
    </style:style>
    <style:style style:name="P57" style:family="paragraph" style:parent-style-name="Standard">
      <style:paragraph-properties fo:margin-top="0.071cm" fo:margin-bottom="0.071cm" style:snap-to-layout-grid="false"/>
      <style:text-properties style:font-name="Arial" officeooo:paragraph-rsid="001ecf3d"/>
    </style:style>
    <style:style style:name="P58" style:family="paragraph" style:parent-style-name="Standard">
      <style:paragraph-properties fo:margin-top="0.071cm" fo:margin-bottom="0.071cm" style:snap-to-layout-grid="false"/>
      <style:text-properties style:font-name="Arial" officeooo:paragraph-rsid="00235bfe"/>
    </style:style>
    <style:style style:name="P59" style:family="paragraph" style:parent-style-name="Standard">
      <style:paragraph-properties fo:margin-left="0cm" fo:margin-right="0.286cm" fo:text-indent="0cm" style:auto-text-indent="false" style:snap-to-layout-grid="false">
        <style:tab-stops>
          <style:tab-stop style:position="9.017cm"/>
          <style:tab-stop style:position="11.716cm"/>
          <style:tab-stop style:position="11.875cm"/>
        </style:tab-stops>
      </style:paragraph-properties>
      <style:text-properties style:font-name="Arial" fo:font-size="9pt" style:font-size-asian="9pt" style:font-name-complex="Arial"/>
    </style:style>
    <style:style style:name="P60" style:family="paragraph" style:parent-style-name="Text_20_body">
      <style:text-properties fo:font-size="12pt" style:font-size-asian="12pt"/>
    </style:style>
    <style:style style:name="P61" style:family="paragraph" style:parent-style-name="Heading_20_4">
      <style:paragraph-properties style:snap-to-layout-grid="false"/>
      <style:text-properties style:font-name="Times New Roman" fo:font-size="9pt" fo:font-weight="bold" officeooo:paragraph-rsid="001d1779" style:font-size-asian="9pt" style:font-weight-asian="bold" style:font-name-complex="Arial"/>
    </style:style>
    <style:style style:name="P62" style:family="paragraph" style:parent-style-name="Heading_20_2">
      <style:text-properties style:font-name="Arial" style:font-name-complex="Arial"/>
    </style:style>
    <style:style style:name="P63" style:family="paragraph" style:parent-style-name="Footer">
      <style:paragraph-properties>
        <style:tab-stops/>
      </style:paragraph-properties>
    </style:style>
    <style:style style:name="P64" style:family="paragraph" style:parent-style-name="Footer">
      <style:paragraph-properties>
        <style:tab-stops/>
      </style:paragraph-properties>
      <style:text-properties style:font-name="Arial" fo:font-size="10pt" fo:font-style="italic" style:font-size-asian="10pt" style:font-style-asian="italic" style:font-name-complex="Arial" style:font-style-complex="italic"/>
    </style:style>
    <style:style style:name="P65" style:family="paragraph" style:parent-style-name="Footer">
      <style:paragraph-properties>
        <style:tab-stops/>
      </style:paragraph-properties>
      <style:text-properties style:font-name="Arial" fo:font-size="10pt" style:font-size-asian="10pt" style:font-name-complex="Arial"/>
    </style:style>
    <style:style style:name="P66" style:family="paragraph" style:parent-style-name="Footer">
      <style:paragraph-properties>
        <style:tab-stops/>
      </style:paragraph-properties>
      <style:text-properties style:font-name="Arial" style:font-name-complex="Arial"/>
    </style:style>
    <style:style style:name="P67" style:family="paragraph" style:parent-style-name="Footer">
      <style:paragraph-properties fo:padding-left="0.141cm" fo:padding-right="0.141cm" fo:padding-top="0.035cm" fo:padding-bottom="0.035cm" fo:border="0.018cm solid #000000">
        <style:tab-stops/>
      </style:paragraph-properties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weight-complex="bold"/>
    </style:style>
    <style:style style:name="T3" style:family="text">
      <style:text-properties style:font-name="Arial" officeooo:rsid="00075925" style:font-name-complex="Arial" style:font-weight-complex="bold"/>
    </style:style>
    <style:style style:name="T4" style:family="text">
      <style:text-properties style:font-name="Arial" fo:font-size="10pt" fo:font-style="italic" style:font-size-asian="10pt" style:font-style-asian="italic" style:font-name-complex="Arial"/>
    </style:style>
    <style:style style:name="T5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6" style:family="text">
      <style:text-properties style:font-name="Arial" fo:font-size="10pt" fo:font-style="italic" style:text-underline-style="solid" style:text-underline-width="auto" style:text-underline-color="font-color" style:font-size-asian="10pt" style:font-style-asian="italic" style:font-name-complex="Arial" style:font-style-complex="italic"/>
    </style:style>
    <style:style style:name="T7" style:family="text">
      <style:text-properties style:font-name="Arial" fo:font-size="9pt" style:font-size-asian="9pt" style:font-name-complex="Arial"/>
    </style:style>
    <style:style style:name="T8" style:family="text">
      <style:text-properties style:font-name="Arial" fo:font-size="9pt" fo:font-style="italic" style:font-size-asian="9pt" style:font-style-asian="italic" style:font-name-complex="Arial" style:font-style-complex="italic"/>
    </style:style>
    <style:style style:name="T9" style:family="text">
      <style:text-properties style:font-name="Arial" fo:font-size="9pt" fo:font-weight="bold" style:font-size-asian="9pt" style:font-weight-asian="bold" style:font-name-complex="Arial"/>
    </style:style>
    <style:style style:name="T10" style:family="text">
      <style:text-properties style:font-name="Arial" fo:font-size="9pt" fo:font-weight="bold" officeooo:rsid="000eb15d" style:font-size-asian="10pt" style:font-weight-asian="bold" style:font-name-complex="Arial" style:font-size-complex="10pt"/>
    </style:style>
    <style:style style:name="T11" style:family="text">
      <style:text-properties style:font-name="Arial" fo:font-weight="bold" style:font-weight-asian="bold" style:font-name-complex="Arial"/>
    </style:style>
    <style:style style:name="T12" style:family="text">
      <style:text-properties style:font-name="Arial" fo:font-weight="bold" style:font-weight-asian="bold" style:font-name-complex="Arial" style:font-weight-complex="bold"/>
    </style:style>
    <style:style style:name="T13" style:family="text">
      <style:text-properties style:font-name="Arial" fo:font-weight="bold" officeooo:rsid="00075925" style:font-weight-asian="bold" style:font-name-complex="Arial" style:font-weight-complex="bold"/>
    </style:style>
    <style:style style:name="T14" style:family="text">
      <style:text-properties style:font-name="Arial" fo:font-size="11pt" fo:font-weight="bold" style:font-size-asian="11pt" style:font-weight-asian="bold" style:font-name-complex="Arial"/>
    </style:style>
    <style:style style:name="T15" style:family="text">
      <style:text-properties style:font-name="Arial" fo:font-size="11pt" style:font-size-asian="11pt" style:font-name-complex="Arial"/>
    </style:style>
    <style:style style:name="T16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17" style:family="text">
      <style:text-properties style:font-name="Arial" fo:font-weight="normal" officeooo:rsid="0007c5d5" style:font-weight-asian="normal" style:font-name-complex="Arial" style:font-weight-complex="normal"/>
    </style:style>
    <style:style style:name="T18" style:family="text">
      <style:text-properties style:font-name-complex="Arial"/>
    </style:style>
    <style:style style:name="T19" style:family="text">
      <style:text-properties fo:font-size="10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officeooo:rsid="000eb15d" style:font-size-asian="10pt" style:font-size-complex="10pt"/>
    </style:style>
    <style:style style:name="T22" style:family="text">
      <style:text-properties fo:font-size="10pt" fo:font-weight="bold" officeooo:rsid="000eb15d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0eb15d" style:font-size-asian="10pt" style:font-weight-asian="bold" style:font-name-complex="Arial" style:font-size-complex="10pt" style:font-weight-complex="bold"/>
    </style:style>
    <style:style style:name="T24" style:family="text">
      <style:text-properties fo:font-size="10pt" fo:font-weight="bold" officeooo:rsid="000eb15d" style:font-size-asian="10pt" style:font-weight-asian="bold" style:font-name-complex="Arial" style:font-size-complex="10pt"/>
    </style:style>
    <style:style style:name="T25" style:family="text">
      <style:text-properties style:font-size-asian="10pt"/>
    </style:style>
    <style:style style:name="T26" style:family="text">
      <style:text-properties fo:font-weight="bold" officeooo:rsid="000eb15d" style:font-weight-asian="bold" style:font-weight-complex="bold"/>
    </style:style>
    <style:style style:name="T27" style:family="text">
      <style:text-properties fo:font-weight="bold" officeooo:rsid="00389a56" style:font-weight-asian="bold" style:font-weight-complex="bold"/>
    </style:style>
    <style:style style:name="T28" style:family="text">
      <style:text-properties fo:font-weight="bold" officeooo:rsid="003da86d" style:font-weight-asian="bold" style:font-weight-complex="bold"/>
    </style:style>
    <style:style style:name="T29" style:family="text">
      <style:text-properties fo:font-weight="bold" style:font-size-asian="10pt" style:font-weight-asian="bold" style:font-weight-complex="bold"/>
    </style:style>
    <style:style style:name="T30" style:family="text">
      <style:text-properties fo:font-size="9pt" style:font-size-asian="9pt"/>
    </style:style>
    <style:style style:name="T31" style:family="text">
      <style:text-properties officeooo:rsid="00075925"/>
    </style:style>
    <style:style style:name="T32" style:family="text">
      <style:text-properties officeooo:rsid="0007c5d5"/>
    </style:style>
    <style:style style:name="T33" style:family="text">
      <style:text-properties officeooo:rsid="000a9fc6"/>
    </style:style>
    <style:style style:name="T34" style:family="text">
      <style:text-properties officeooo:rsid="000eb15d"/>
    </style:style>
    <style:style style:name="T35" style:family="text">
      <style:text-properties style:font-size-complex="10pt"/>
    </style:style>
    <style:style style:name="T36" style:family="text">
      <style:text-properties style:font-name="Times New Roman" fo:font-size="12pt" style:font-size-asian="12pt"/>
    </style:style>
    <style:style style:name="T37" style:family="text">
      <style:text-properties fo:font-size="12pt" style:font-size-asian="12pt"/>
    </style:style>
    <style:style style:name="T38" style:family="text">
      <style:text-properties fo:font-size="12pt" officeooo:rsid="001ecf3d" style:font-size-asian="12pt"/>
    </style:style>
    <style:style style:name="T39" style:family="text">
      <style:text-properties officeooo:rsid="0020c832"/>
    </style:style>
    <style:style style:name="T40" style:family="text">
      <style:text-properties officeooo:rsid="0021ca0e"/>
    </style:style>
    <style:style style:name="T41" style:family="text">
      <style:text-properties officeooo:rsid="0024c0fa"/>
    </style:style>
    <style:style style:name="T42" style:family="text">
      <style:text-properties officeooo:rsid="002845cc"/>
    </style:style>
    <style:style style:name="T43" style:family="text">
      <style:text-properties officeooo:rsid="0029a6c2"/>
    </style:style>
    <style:style style:name="T44" style:family="text">
      <style:text-properties officeooo:rsid="002b4ccc"/>
    </style:style>
    <style:style style:name="T45" style:family="text">
      <style:text-properties officeooo:rsid="002b85aa"/>
    </style:style>
    <style:style style:name="T46" style:family="text">
      <style:text-properties officeooo:rsid="002c6c6f"/>
    </style:style>
    <style:style style:name="T47" style:family="text">
      <style:text-properties officeooo:rsid="002c8380"/>
    </style:style>
    <style:style style:name="T48" style:family="text">
      <style:text-properties officeooo:rsid="002d10c0"/>
    </style:style>
    <style:style style:name="T49" style:family="text">
      <style:text-properties officeooo:rsid="0032c2ab"/>
    </style:style>
    <style:style style:name="T50" style:family="text">
      <style:text-properties officeooo:rsid="0033c570"/>
    </style:style>
    <style:style style:name="T51" style:family="text">
      <style:text-properties officeooo:rsid="00357371"/>
    </style:style>
    <style:style style:name="T52" style:family="text">
      <style:text-properties officeooo:rsid="003729f2"/>
    </style:style>
    <style:style style:name="T53" style:family="text">
      <style:text-properties officeooo:rsid="00389a56"/>
    </style:style>
    <style:style style:name="T54" style:family="text">
      <style:text-properties officeooo:rsid="0039b750"/>
    </style:style>
    <style:style style:name="T55" style:family="text">
      <style:text-properties officeooo:rsid="003ba7ab"/>
    </style:style>
    <style:style style:name="T56" style:family="text">
      <style:text-properties officeooo:rsid="003c49ca"/>
    </style:style>
    <style:style style:name="T57" style:family="text">
      <style:text-properties officeooo:rsid="003da86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width="6.315cm" draw:visible-area-height="1.2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draw:frame draw:style-name="fr2" draw:name="Object1" text:anchor-type="as-char" svg:width="6.315cm" svg:height="1.27cm" draw:z-index="1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1">DEPARTMENT OF ENGINEERING</text:p>
            <text:p text:style-name="P16"/>
            <text:p text:style-name="P16"/>
            <text:p text:style-name="P16"/>
            <text:p text:style-name="P16"/>
            <text:p text:style-name="P16">Part 1. <text:s/>Personal data and details of project/experiment/work activity</text:p>
          </table:table-cell>
          <table:table-cell table:style-name="Table1.A2" table:number-columns-spanned="2" office:value-type="string">
            <text:h text:style-name="P1" text:outline-level="1"/>
            <text:p text:style-name="P13">RISK ASSESSMENT FORM - This is an</text:p>
            <text:p text:style-name="P13">active document and <text:s/>must be maintained.</text:p>
            <text:p text:style-name="P24"/>
            <text:h text:style-name="Heading_20_3" text:outline-level="3"><text:s/></text:h>
            <text:p text:style-name="P24"/>
            <text:p text:style-name="P25"/>
          </table:table-cell>
          <table:covered-table-cell/>
        </table:table-row>
        <table:table-row table:style-name="Table1.1">
          <table:table-cell table:style-name="Table1.A2" office:value-type="string">
            <text:p text:style-name="P27"/>
          </table:table-cell>
          <table:table-cell table:style-name="Table1.A2" table:number-columns-spanned="2" office:value-type="string">
            <text:h text:style-name="P1" text:outline-level="1"/>
          </table:table-cell>
          <table:covered-table-cell/>
        </table:table-row>
        <table:table-row table:style-name="Table1.1">
          <table:table-cell table:style-name="Table1.A4" office:value-type="string">
            <text:p text:style-name="P6"><text:span text:style-name="T31">Group:</text:span></text:p>
            <text:p text:style-name="P15"><text:span text:style-name="T31">Cambridge University Spaceflight</text:span></text:p>
          </table:table-cell>
          <table:table-cell table:style-name="Table1.C1" table:number-columns-spanned="2" office:value-type="string">
            <text:p text:style-name="P5">Supervisor:</text:p>
            <text:p text:style-name="P4"/>
          </table:table-cell>
          <table:covered-table-cell/>
        </table:table-row>
        <table:table-row table:style-name="Table1.1">
          <table:table-cell table:style-name="Table1.A4" office:value-type="string">
            <text:p text:style-name="P5">Forename(s):</text:p>
          </table:table-cell>
          <table:table-cell table:style-name="Table1.B5" table:number-columns-spanned="2" office:value-type="string">
            <text:p text:style-name="P29">Location/Laboratory where activity will take place:</text:p>
            <text:p text:style-name="P9"><text:span text:style-name="T31">Churchill college sports field</text:span></text:p>
          </table:table-cell>
          <table:covered-table-cell/>
        </table:table-row>
        <table:table-row table:style-name="Table1.1">
          <table:table-cell table:style-name="Table1.C1" table:number-columns-spanned="3" office:value-type="string">
            <text:p text:style-name="P6"><text:span text:style-name="T31">Contact e-mail addresses: </text:span><text:a xlink:type="simple" xlink:href="mailto:js843@cam.ac.uk"><text:span text:style-name="T31">js843@cam.ac.uk</text:span></text:a><text:span text:style-name="T31">, </text:span><text:a xlink:type="simple" xlink:href="mailto:ag611@cam.ac.uk"><text:span text:style-name="T50">ag611@cam.ac.uk</text:span></text:a><text:span text:style-name="T50">, </text:span><text:a xlink:type="simple" xlink:href="mailto:eam52@cam.ac.uk"><text:span text:style-name="T49">eam52@cam.ac.uk</text:span></text:a><text:span text:style-name="T49">, </text:span><text:a xlink:type="simple" xlink:href="mailto:icw26@cam.ac.uk"><text:span text:style-name="T49">icw26@cam.ac.uk</text:span></text:a></text:p>
            <text:p text:style-name="P4"/>
          </table:table-cell>
          <table:covered-table-cell/>
          <table:covered-table-cell/>
        </table:table-row>
        <table:table-row table:style-name="Table1.7">
          <table:table-cell table:style-name="Table1.C1" table:number-columns-spanned="3" office:value-type="string">
            <text:p text:style-name="P5">Status: <text:span text:style-name="T31">Student</text:span><text:span text:style-name="T51">s</text:span></text:p>
            <text:p text:style-name="P63"><text:span text:style-name="T7">(</text:span><text:span text:style-name="T8">Staff/Student/Academic/Technician/Clerical/Portering)</text:span></text:p>
          </table:table-cell>
          <table:covered-table-cell/>
          <table:covered-table-cell/>
        </table:table-row>
        <table:table-row table:style-name="Table1.7">
          <table:table-cell table:style-name="Table1.C1" table:number-columns-spanned="3" office:value-type="string">
            <text:p text:style-name="P5">Starting date: <text:span text:style-name="T33">30/06/2008</text:span></text:p>
            <text:p text:style-name="P4"/>
          </table:table-cell>
          <table:covered-table-cell/>
          <table:covered-table-cell/>
        </table:table-row>
        <table:table-row table:style-name="Table1.7">
          <table:table-cell table:style-name="Table1.C1" table:number-columns-spanned="3" office:value-type="string">
            <text:p text:style-name="P6">Proposed finishing date: <text:span text:style-name="T33">Ongoing</text:span></text:p>
            <text:p text:style-name="P4"/>
          </table:table-cell>
          <table:covered-table-cell/>
          <table:covered-table-cell/>
        </table:table-row>
        <table:table-row table:style-name="Table1.7">
          <table:table-cell table:style-name="Table1.C1" table:number-columns-spanned="3" office:value-type="string">
            <text:p text:style-name="P3"><text:span text:style-name="T2">Title of project/experiment/work activity:</text:span></text:p>
            <text:p text:style-name="P3"><text:span text:style-name="T13">Cambridge University Spaceflight - Radiosonde balloon releases</text:span><text:span text:style-name="T3"></text:span></text:p>
            <text:p text:style-name="P11"/>
          </table:table-cell>
          <table:covered-table-cell/>
          <table:covered-table-cell/>
        </table:table-row>
        <table:table-row table:style-name="Table1.7">
          <table:table-cell table:style-name="Table1.C1" table:number-columns-spanned="3" office:value-type="string">
            <text:p text:style-name="P5">Brief description of project/experiment/work activity <text:s text:c="15"/></text:p>
            <text:p text:style-name="P4"/>
            <text:p text:style-name="P10"><text:span text:style-name="T32">Cambridge University Spaceflight makes small radiosonde balloon launches from Churchill</text:span></text:p>
            <text:p text:style-name="P10"><text:span text:style-name="T32">college to test flight systems and hardware. The aim of these launches is to help develop</text:span></text:p>
            <text:p text:style-name="P10"><text:span text:style-name="T32">technology that will allow for larger balloon launches that will have to take place from more</text:span></text:p>
            <text:p text:style-name="P10"><text:span text:style-name="T32">remote locations and eventually to allow the launching of a rocket from one of these</text:span></text:p>
            <text:p text:style-name="P10"><text:span text:style-name="T32">balloons that will reach the edge of space at 100Km.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1"/>
          </table:table-cell>
          <table:covered-table-cell/>
          <table:covered-table-cell/>
        </table:table-row>
        <table:table-row table:style-name="Table1.12">
          <table:table-cell table:style-name="Table1.A12" table:number-columns-spanned="3" office:value-type="string">
            <text:p text:style-name="P35">DEFINITIONS</text:p>
            <text:p text:style-name="P36"/>
            <text:p text:style-name="P36"><text:s text:c="20"/>Hazard: <text:s text:c="3"/>The potential for harm.</text:p>
            <text:p text:style-name="P36"><text:s text:c="25"/>Risk: <text:s text:c="2"/>The probability (or likelihood) of harm actually occurring and the severity of its consequences.</text:p>
            <text:p text:style-name="P36"><text:s text:c="4"/>Risk Assessment: <text:s/>The process of deciding on actions to be taken to reduce risk to an acceptable level by <text:s/></text:p>
            <text:p text:style-name="P36"><text:s text:c="35"/>implementing control measures</text:p>
            <text:p text:style-name="P36"/>
          </table:table-cell>
          <table:covered-table-cell/>
          <table:covered-table-cell/>
        </table:table-row>
      </table:table>
      <text:p text:style-name="P48"/>
      <text:h text:style-name="P62" text:outline-level="2">PART 2. <text:s text:c="5"/>Nature of Possible Hazards</text:h>
      <text:p text:style-name="P44"><draw:frame draw:style-name="fr1" draw:name="Frame1" text:anchor-type="char" svg:x="0.131cm" svg:y="0.46cm" svg:width="17.487cm" svg:height="24.41cm" draw:z-index="0"><draw:text-box><text:p text:style-name="Standard"><text:span text:style-name="T12">Chemicals/Substances</text:span><text:span text:style-name="T1"> – </text:span></text:p><text:p text:style-name="P4">Are chemicals/substances hazardous to health to be used? <text:s text:c="26"/>No <text:s text:c="19"/></text:p><text:p text:style-name="P17">If YES you must complete a COSHH form available from the H.S.E. office </text:p><text:p text:style-name="P64">and attach it to this assessment.</text:p><text:p text:style-name="P17">Please list chemicals/gases/substances to be used.</text:p><text:p text:style-name="P64"/><text:p text:style-name="P64"/><text:p text:style-name="P64"/><text:p text:style-name="P63"><text:span text:style-name="T12">Biological Substances</text:span><text:span text:style-name="T5"> </text:span><text:span text:style-name="T1">–</text:span><text:span text:style-name="T5"> </text:span><text:span text:style-name="T1">Are biological substances to be used? <text:s text:c="18"/>No</text:span></text:p><text:p text:style-name="P63"><text:span text:style-name="T5">If YES assessments </text:span><text:span text:style-name="T6">must </text:span><text:span text:style-name="T5">be submitted to the Departmental Biological Officer</text:span></text:p><text:p text:style-name="P64">for signature</text:p><text:p text:style-name="P66"/><text:p text:style-name="P50">Signature of Departmental Biological Officer:</text:p><text:p text:style-name="P50"/><text:p text:style-name="P50"><text:s text:c="62"/>Date:</text:p><text:p text:style-name="P4"><text:s text:c="28"/></text:p><text:p text:style-name="Standard"><text:span text:style-name="T12">Radiation</text:span><text:span text:style-name="T1"> – Are radiation sources to be used? <text:s text:c="47"/>No</text:span></text:p><text:p text:style-name="Standard"><text:span text:style-name="T5">If YES assessments </text:span><text:span text:style-name="T6">must </text:span><text:span text:style-name="T5">be submitted to the Departmental Radiation Officer</text:span></text:p><text:p text:style-name="P17">Dr G Parks for signature (gtp@eng.cam.ac.uk) </text:p><text:p text:style-name="P17"/><text:p text:style-name="P50">Signature of Departmental Radiation Officer: <text:s/></text:p><text:p text:style-name="P50"/><text:p text:style-name="P50"><text:s text:c="62"/>Date:</text:p><text:p text:style-name="P4"/><text:p text:style-name="P63"><text:span text:style-name="T12">Laser</text:span><text:span text:style-name="T1"> – Are lasers to be used? <text:s text:c="71"/>No</text:span></text:p><text:p text:style-name="P63"><text:span text:style-name="T5">If YES assessments </text:span><text:span text:style-name="T6">must </text:span><text:span text:style-name="T5">be submitted to the Departmental Laser Officer<text:line-break/>C</text:span><text:span text:style-name="T4">lass 3B and 4 lasers</text:span><text:span text:style-name="T5"> need a separate assessment to Dr T Wilkinson for signature (tdw@eng.cam.ac.uk)</text:span></text:p><text:p text:style-name="P64">Lower power lasers - assessment to be sent to tdw for info.<text:line-break/></text:p><text:p text:style-name="P65">Has eye-test been undertaken? <text:s/>YES/NO</text:p><text:p text:style-name="P65"/><text:p text:style-name="P67">Signature of Departmental Laser Officer:</text:p><text:p text:style-name="P67"/><text:p text:style-name="P67"><text:s text:c="56"/>Date: </text:p><text:p text:style-name="P66"/><text:p text:style-name="P63"><text:span text:style-name="T12">Electrical </text:span><text:span text:style-name="T1">– Is electrical equipment to be used? <text:s text:c="32"/></text:span><text:span text:style-name="T12"><text:s text:c="14"/></text:span><text:span text:style-name="T17">No</text:span></text:p><text:p text:style-name="P66"/><text:p text:style-name="P66"/><text:p text:style-name="P63"><text:span text:style-name="T12">Robotic </text:span><text:span text:style-name="T1">– Is robotic equipment to be used? <text:s text:c="53"/>No</text:span></text:p><text:p text:style-name="P66"/><text:p text:style-name="P66"/><text:p text:style-name="P63"><text:span text:style-name="T12">Mechanical</text:span><text:span text:style-name="T1"> – Are you using mechanical, pneumatic, </text:span></text:p><text:p text:style-name="P63"><text:span text:style-name="T1">pressure vessels, hydraulics, motor drives, lifting gear etc? </text:span><text:span text:style-name="T12"><text:s text:c="30"/></text:span><text:span text:style-name="T1">Yes</text:span></text:p><text:p text:style-name="P66"/><text:p text:style-name="P66"/><text:p text:style-name="P63"><text:span text:style-name="T12">Other hazards </text:span><text:span text:style-name="T1">– Are there any other hazards which pose <text:s text:c="32"/>Yes</text:span></text:p><text:p text:style-name="P66">unusual risks, such as long periods at a computer,</text:p><text:p text:style-name="P66">working at height, manual handling etc? </text:p><text:p text:style-name="P66"/><text:p text:style-name="P66">Please state nature of the hazard:</text:p></draw:text-box></draw:frame></text:p>
      <text:p text:style-name="P51"/>
      <text:p text:style-name="P43"/>
      <text:p text:style-name="P49">PART 3. <text:s text:c="5"/>Control Measures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8"/>
            <text:p text:style-name="P14">Where you have answered ‘yes’ in Part 2 please provide a written 'Safe System of Work' or the control measures to be put into place for these activities.</text:p>
            <text:p text:style-name="P7"/>
            <text:p text:style-name="P52"><text:span text:style-name="T22">Hazard</text:span><text:span text:style-name="T21">: Handling of helium cylinders. These cylinders are very heavy and could cause serious injury if they</text:span></text:p>
            <text:p text:style-name="P53"><text:span text:style-name="T34">were to fall on someone.</text:span></text:p>
            <text:p text:style-name="P53"><text:span text:style-name="T26">Persons at risk</text:span><text:span text:style-name="T34">: Those handling the cylinders.</text:span></text:p>
            <text:p text:style-name="P53"><text:span text:style-name="T26">Control measures</text:span><text:span text:style-name="T34">: All cylinders are delivered to the site by trained delivery men. Two people are required to</text:span></text:p>
            <text:p text:style-name="P53"><text:span text:style-name="T34">move cylinders and place into gas trolley. When using or moving cylinders they should be secured in a gas</text:span></text:p>
            <text:p text:style-name="P53"><text:span text:style-name="T34">trolley</text:span></text:p>
            <text:p text:style-name="P53"><text:span text:style-name="T26">Likelihood</text:span><text:span text:style-name="T34">: 1, </text:span><text:span text:style-name="T26">Severity</text:span><text:span text:style-name="T34">: 2, </text:span><text:span text:style-name="T26">Risk factor</text:span><text:span text:style-name="T34"> : 2, Low risk</text:span></text:p>
            <text:p text:style-name="P53"><text:span text:style-name="T34"/></text:p>
            <text:p text:style-name="P53"><text:span text:style-name="T26">Hazard</text:span><text:span text:style-name="T34">: Untrained personnel misusing the cylinder during storage.</text:span></text:p>
            <text:p text:style-name="P53"><text:span text:style-name="T26">Persons at risk</text:span><text:span text:style-name="T34">: Members of the public.</text:span></text:p>
            <text:p text:style-name="P53"><text:span text:style-name="T26">Control measures:</text:span><text:span text:style-name="T34"> The cylinder will only be kept in its designated storage location away from a general access</text:span></text:p>
            <text:p text:style-name="P53"><text:span text:style-name="T34">area. The cylinder will be kept chained in an industry standard compressed gas cylinder trolley.</text:span></text:p>
            <text:p text:style-name="P53"><text:span text:style-name="T26">Likelihood</text:span><text:span text:style-name="T34">: 1, </text:span><text:span text:style-name="T26">Severity</text:span><text:span text:style-name="T34">: 2, </text:span><text:span text:style-name="T26">Risk factor</text:span><text:span text:style-name="T34"> : 2, Low risk</text:span></text:p>
            <text:p text:style-name="P53"><text:span text:style-name="T34"/></text:p>
            <text:p text:style-name="P53"><text:span text:style-name="T26">Hazard</text:span><text:span text:style-name="T34">: Fixing of regulator to cylinder gives potential for helium leakage</text:span></text:p>
            <text:p text:style-name="P53"><text:span text:style-name="T26">Persons at risk</text:span><text:span text:style-name="T34">: Those attaching the regulator.</text:span></text:p>
            <text:p text:style-name="P53"><text:span text:style-name="T26">Control measures</text:span><text:span text:style-name="T34">: This must only be performed outside or in a mechanically ventilated area.</text:span></text:p>
            <text:p text:style-name="P53"><text:span text:style-name="T26">Likelihood</text:span><text:span text:style-name="T34">: 1, </text:span><text:span text:style-name="T26">Severity</text:span><text:span text:style-name="T34">: 1, </text:span><text:span text:style-name="T26">Risk factor</text:span><text:span text:style-name="T34"> : 1, Low risk</text:span></text:p>
            <text:p text:style-name="P53"><text:span text:style-name="T34"/></text:p>
            <text:p text:style-name="P53"><text:span text:style-name="T26">Hazard</text:span><text:span text:style-name="T34">: Helium leakage while filling the balloon</text:span></text:p>
            <text:p text:style-name="P53"><text:span text:style-name="T26">Persons at risk</text:span><text:span text:style-name="T34">: Those filling the balloon.</text:span></text:p>
            <text:p text:style-name="P53"><text:span text:style-name="T26">Control measures</text:span><text:span text:style-name="T34">: This must only be performed outside.</text:span></text:p>
            <text:p text:style-name="P53"><text:span text:style-name="T26">Likelihood</text:span><text:span text:style-name="T34">: 1, </text:span><text:span text:style-name="T26">Severity</text:span><text:span text:style-name="T34">: 1, </text:span><text:span text:style-name="T26">Risk factor</text:span><text:span text:style-name="T34"> : 1, Low risk</text:span></text:p>
            <text:p text:style-name="P53"><text:span text:style-name="T34"/></text:p>
            <text:p text:style-name="P53"><text:span text:style-name="T26">Hazard</text:span><text:span text:style-name="T34">: Flailing of the balloon while filling</text:span></text:p>
            <text:p text:style-name="P53"><text:span text:style-name="T26">Persons at risk</text:span><text:span text:style-name="T34">: Those around the balloon as it is being filled.</text:span></text:p>
            <text:p text:style-name="P53"><text:span text:style-name="T26">Control measures</text:span><text:span text:style-name="T34">: The balloon should be securely tethered to the ground during the filling. Anyone not</text:span></text:p>
            <text:p text:style-name="P53"><text:span text:style-name="T34">involved in the filling should be kept at least 1.5 times the length of the tether away from the balloon. Balloon</text:span></text:p>
            <text:p text:style-name="P53"><text:span text:style-name="T34">launches should only take place on days with low winds.</text:span></text:p>
            <text:p text:style-name="P52"><text:span text:style-name="T22">Likelihood</text:span><text:span text:style-name="T21">: 2, </text:span><text:span text:style-name="T22">Severity</text:span><text:span text:style-name="T21">: 1, </text:span><text:span text:style-name="T22">Risk factor </text:span><text:span text:style-name="T21">: 2, Low risk</text:span></text:p>
            <text:p text:style-name="P52"><text:span text:style-name="T21"/></text:p>
            <text:p text:style-name="P53"><text:span text:style-name="T26">Hazard</text:span><text:span text:style-name="T34">: Balloon bursting while filling</text:span></text:p>
            <text:p text:style-name="P53"><text:span text:style-name="T26">Persons at risk</text:span><text:span text:style-name="T34">: Those filling the balloon and in the immediate area.</text:span></text:p>
            <text:p text:style-name="P53"><text:span text:style-name="T26">Control measures</text:span><text:span text:style-name="T34">: The balloon is not to be filled beyond the manufacturer’s recommended level. Anyone not</text:span></text:p>
            <text:p text:style-name="P53"><text:span text:style-name="T34">involved in the filling should be kept at least 1.5 times the length of the tether away from the balloon.</text:span></text:p>
            <text:p text:style-name="P53"><text:span text:style-name="T26">Likelihood</text:span><text:span text:style-name="T34">: 1, </text:span><text:span text:style-name="T26">Severity</text:span><text:span text:style-name="T34">: 1, </text:span><text:span text:style-name="T26">Risk factor</text:span><text:span text:style-name="T34"> : 1, Low risk</text:span></text:p>
            <text:p text:style-name="P53"><text:span text:style-name="T34"/></text:p>
            <text:p text:style-name="P53"><text:span text:style-name="T26">Hazard</text:span><text:span text:style-name="T34">: Releasing of balloon in a direction which contains obstructions</text:span></text:p>
            <text:p text:style-name="P53"><text:span text:style-name="T26">Persons at risk</text:span><text:span text:style-name="T34">: Anyone in the path of the balloon.</text:span></text:p>
            <text:p text:style-name="P53"><text:span text:style-name="T26">Control measures</text:span><text:span text:style-name="T34">: The balloon should only be released in such a way that given the present winds it has</text:span></text:p>
            <text:p text:style-name="P53"><text:span text:style-name="T34">sufficient space to rise above any surrounding buildings or other obstacles.</text:span></text:p>
            <text:p text:style-name="P53"><text:span text:style-name="T26">Likelihood</text:span><text:span text:style-name="T34">: 2, </text:span><text:span text:style-name="T26">Severity</text:span><text:span text:style-name="T34">: 1, </text:span><text:span text:style-name="T26">Risk factor</text:span><text:span text:style-name="T34"> : 2, Low risk</text:span></text:p>
            <text:p text:style-name="P53"><text:span text:style-name="T34"/></text:p>
            <text:p text:style-name="P53"><text:span text:style-name="T26">Hazard</text:span><text:span text:style-name="T34">: Balloon endangering aircraft once released.</text:span></text:p>
            <text:p text:style-name="P53"><text:span text:style-name="T26">Persons at risk</text:span><text:span text:style-name="T34">: Those flying in the Cambridge area unaware of the launch.</text:span></text:p>
            <text:p text:style-name="P53"><text:span text:style-name="T26">Control measures</text:span><text:span text:style-name="T34">: Pilots notified of the launch via a NOTAM. Contact to be made with air traffic control 24</text:span></text:p>
            <text:p text:style-name="P53"><text:span text:style-name="T34">hours before the launch and again 5 minutes before.</text:span></text:p>
            <text:p text:style-name="P56"><text:span text:style-name="T23">Likelihood</text:span>: 1, <text:span text:style-name="T23">Severity</text:span>: 3, <text:span text:style-name="T23">Risk factor</text:span> : 3, Low risk</text:p>
          </table:table-cell>
          <table:covered-table-cell/>
          <table:covered-table-cell/>
        </table:table-row>
        <text:soft-page-break/>
        <table:table-row table:style-name="Table2.2">
          <table:table-cell table:style-name="Table2.A2" table:number-columns-spanned="3" office:value-type="string">
            <text:p text:style-name="P54"><text:span text:style-name="T26">Hazard</text:span><text:span text:style-name="T34">: </text:span><text:span text:style-name="T56">Under-age</text:span><text:span text:style-name="T55"> children on site around potentially dangerous equipment </text:span><text:span text:style-name="T57">(applies when children on site </text:span><text:span text:style-name="T28">only</text:span><text:span text:style-name="T57">)</text:span><text:span text:style-name="T55">.</text:span></text:p>
            <text:p text:style-name="P54"><text:span text:style-name="T26">Persons at risk</text:span><text:span text:style-name="T34">: </text:span><text:span text:style-name="T39">Children attending the launch or otherwise involved in on-site activities.</text:span></text:p>
            <text:p text:style-name="P54"><text:span text:style-name="T26">Control measures</text:span><text:span text:style-name="T34">: </text:span><text:span text:style-name="T39">Parental permission is required for all persons aged 16 or under. </text:span><text:span text:style-name="T40">Untrained people will not be permitted to use any equipment, and will remain at a safe distance.</text:span></text:p>
            <text:p text:style-name="P57"><text:span text:style-name="T23">Likelihood</text:span><text:span text:style-name="T24">: 1, </text:span><text:span text:style-name="T23">Severity</text:span><text:span text:style-name="T24">: 3, </text:span><text:span text:style-name="T23">Risk factor</text:span><text:span text:style-name="T24"> : 3, Low risk</text:span></text:p>
            <text:p text:style-name="P57"><text:span text:style-name="T10"/></text:p>
            <text:p text:style-name="P55"><text:span text:style-name="T26">Hazard</text:span><text:span text:style-name="T34">:</text:span><text:span text:style-name="T41"> Injuries resulting from use of equipment in the dark </text:span><text:span text:style-name="T53">(applies to night launches </text:span><text:span text:style-name="T27">only</text:span><text:span text:style-name="T53">).</text:span></text:p>
            <text:p text:style-name="P55"><text:span text:style-name="T26">Persons at risk</text:span><text:span text:style-name="T34">:</text:span><text:span text:style-name="T39"> </text:span><text:span text:style-name="T41">All persons involved in night-time launches.</text:span></text:p>
            <text:p text:style-name="P55"><text:span text:style-name="T26">Control measures</text:span><text:span text:style-name="T34">: </text:span><text:span text:style-name="T42">All persons using equipment must ensure they are doing so in adequate lighting. Torches and general lighting must be provided and on-site.</text:span></text:p>
            <text:p text:style-name="P58"><text:span text:style-name="T23">Likelihood</text:span><text:span text:style-name="T24">: 1, </text:span><text:span text:style-name="T23">Severity</text:span><text:span text:style-name="T24">: 3, </text:span><text:span text:style-name="T23">Risk factor</text:span><text:span text:style-name="T24"> : 3, Low risk</text:span></text:p>
          </table:table-cell>
          <table:covered-table-cell/>
          <table:covered-table-cell/>
        </table:table-row>
        <table:table-row table:style-name="Table2.2">
          <table:table-cell table:style-name="Table2.A2" table:number-columns-spanned="3" office:value-type="string">
            <text:h text:style-name="P61" text:outline-level="4"/>
          </table:table-cell>
          <table:covered-table-cell/>
          <table:covered-table-cell/>
        </table:table-row>
        <table:table-row table:style-name="Table2.2">
          <table:table-cell table:style-name="Table2.A2" table:number-columns-spanned="3" office:value-type="string">
            <text:h text:style-name="P61" text:outline-level="4"><text:span text:style-name="T37">How to analy</text:span><text:span text:style-name="T38">se</text:span><text:span text:style-name="T37"> risk</text:span></text:h>
          </table:table-cell>
          <table:covered-table-cell/>
          <table:covered-table-cell/>
        </table:table-row>
        <table:table-row table:style-name="Table2.2">
          <table:table-cell table:style-name="Table2.A5" office:value-type="string">
            <text:p text:style-name="P40"><text:s text:c="15"/>Hazards <text:s text:c="2"/></text:p>
            <text:p text:style-name="P38"><text:s text:c="13"/>identified:</text:p>
          </table:table-cell>
          <table:table-cell table:style-name="Table2.B5" table:number-columns-spanned="2" office:value-type="string">
            <text:p text:style-name="P37">List all potential hazards, e.g. those that may arise from substances, electricity, equipment or machines and the ways in which people use or misuse those items etc.</text:p>
          </table:table-cell>
          <table:covered-table-cell/>
        </table:table-row>
        <table:table-row table:style-name="Table2.2">
          <table:table-cell table:style-name="Table2.A5" office:value-type="string">
            <text:p text:style-name="P42">Identify persons at risk:</text:p>
          </table:table-cell>
          <table:table-cell table:style-name="Table2.B5" table:number-columns-spanned="2" office:value-type="string">
            <text:p text:style-name="P37">The risk may be different for the person performing the experiment from someone who knows nothing about it (eg cleaners, technicians, maintenance staff, visitors).</text:p>
          </table:table-cell>
          <table:covered-table-cell/>
        </table:table-row>
        <table:table-row table:style-name="Table2.7">
          <table:table-cell table:style-name="Table2.A5" office:value-type="string">
            <text:p text:style-name="P42">Control measures:</text:p>
            <text:p text:style-name="P41"/>
            <text:p text:style-name="P45"><text:span text:style-name="T9">Likelihood:</text:span><text:span text:style-name="T7"> <text:s/></text:span></text:p>
          </table:table-cell>
          <table:table-cell table:style-name="Table2.B5" table:number-columns-spanned="2" office:value-type="string">
            <text:p text:style-name="P37">These are things you will be putting in place to reduce risks to their lowest level</text:p>
            <text:p text:style-name="P36"/>
            <text:p text:style-name="P36"/>
            <text:p text:style-name="P36">This should be assessed on a scale of 1 - 3 as follows: </text:p>
          </table:table-cell>
          <table:covered-table-cell/>
        </table:table-row>
        <table:table-row table:style-name="Table2.7">
          <table:table-cell table:style-name="Table2.A5" office:value-type="string">
            <text:p text:style-name="P37"/>
          </table:table-cell>
          <table:table-cell table:style-name="Table2.B8" office:value-type="string">
            <text:p text:style-name="P39">1 = Unlikely</text:p>
          </table:table-cell>
          <table:table-cell table:style-name="Table2.B5" office:value-type="string">
            <text:p text:style-name="P37">If control measures do not break down.</text:p>
          </table:table-cell>
        </table:table-row>
        <table:table-row table:style-name="Table2.9">
          <table:table-cell table:style-name="Table2.A5" office:value-type="string">
            <text:p text:style-name="P37"/>
          </table:table-cell>
          <table:table-cell table:style-name="Table2.B8" office:value-type="string">
            <text:p text:style-name="P39">2 = Likely</text:p>
          </table:table-cell>
          <table:table-cell table:style-name="Table2.B5" office:value-type="string">
            <text:p text:style-name="P59">If the control measures depend on an individual using them or adjusting them.</text:p>
          </table:table-cell>
        </table:table-row>
        <table:table-row table:style-name="Table2.7">
          <table:table-cell table:style-name="Table2.A5" office:value-type="string">
            <text:p text:style-name="P37"/>
          </table:table-cell>
          <table:table-cell table:style-name="Table2.B8" office:value-type="string">
            <text:p text:style-name="P39">3 = Certain/imminent</text:p>
          </table:table-cell>
          <table:table-cell table:style-name="Table2.B5" office:value-type="string">
            <text:p text:style-name="P37">Exposure to the hazard is continuous</text:p>
            <text:p text:style-name="P36"/>
          </table:table-cell>
        </table:table-row>
        <table:table-row table:style-name="Table2.11">
          <table:table-cell table:style-name="Table2.A5" office:value-type="string">
            <text:p text:style-name="P46"><text:span text:style-name="T9">Severity:</text:span><text:span text:style-name="T7"> </text:span></text:p>
          </table:table-cell>
          <table:table-cell table:style-name="Table2.B5" table:number-columns-spanned="2" office:value-type="string">
            <text:p text:style-name="P37">Assessed on a scale of 1 - 3 as follows:</text:p>
          </table:table-cell>
          <table:covered-table-cell/>
        </table:table-row>
        <table:table-row table:style-name="Table2.12">
          <table:table-cell table:style-name="Table2.A5" office:value-type="string">
            <text:p text:style-name="P39"/>
            <text:p text:style-name="P38"/>
            <text:p text:style-name="P38"><text:s text:c="6"/>Calculation of </text:p>
            <text:p text:style-name="P38"><text:s text:c="22"/>risk:</text:p>
          </table:table-cell>
          <table:table-cell table:style-name="Table2.B5" table:number-columns-spanned="2" office:value-type="string">
            <text:p text:style-name="P39">1 = Minor injury / lost time/illness <text:s text:c="2"/>2 = Serious injury / disablement <text:s text:c="2"/>3 = Death / fire / explosion</text:p>
            <text:p text:style-name="P38"/>
            <text:p text:style-name="P38">Likelihood x Severity = Risk rating</text:p>
            <text:p text:style-name="P38"/>
          </table:table-cell>
          <table:covered-table-cell/>
        </table:table-row>
        <table:table-row table:style-name="Table2.12">
          <table:table-cell table:style-name="Table2.A13" office:value-type="string">
            <text:p text:style-name="P46"><text:span text:style-name="T9">Risk rating:</text:span><text:span text:style-name="T7"> </text:span></text:p>
          </table:table-cell>
          <table:table-cell table:style-name="Table2.B13" table:number-columns-spanned="2" office:value-type="string">
            <text:p text:style-name="P39">Please specify the risk rating by completing the above calculation and indicating below:</text:p>
            <text:p text:style-name="P38">1 to 3 = Low Risk <text:s text:c="2"/>4 to 6 = Moderate Risk <text:s text:c="3"/>7 to 9 = High Risk</text:p>
            <text:p text:style-name="P13"/>
            <text:p text:style-name="P13"/>
          </table:table-cell>
          <table:covered-table-cell/>
        </table:table-row>
      </table:table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"><text:span text:style-name="T11">PART 4. <text:s text:c="7"/></text:span><text:span text:style-name="T14">General Safety Information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9">Personal Protection</text:p>
          </table:table-cell>
          <table:table-cell table:style-name="Table3.A2" table:number-columns-spanned="2" office:value-type="string">
            <text:p text:style-name="P19">Lab Coat</text:p>
            <text:p text:style-name="P18">Gloves</text:p>
            <text:p text:style-name="P18">Face Mask</text:p>
            <text:p text:style-name="P18">Ear Defenders</text:p>
            <text:p text:style-name="P18">Eye Protection</text:p>
            <text:p text:style-name="P18">Foot Protection</text:p>
            <text:p text:style-name="P18">(delete where appropriate)</text:p>
          </table:table-cell>
          <table:covered-table-cell/>
          <table:table-cell table:style-name="Table3.D2" office:value-type="string">
            <text:p text:style-name="P21"><text:span text:style-name="T43">No</text:span></text:p>
            <text:p text:style-name="P22"><text:span text:style-name="T43">No</text:span></text:p>
            <text:p text:style-name="P20">No</text:p>
            <text:p text:style-name="P20">No</text:p>
            <text:p text:style-name="P20">No</text:p>
            <text:p text:style-name="P20">No</text:p>
          </table:table-cell>
          <table:table-cell table:style-name="Table3.E2" office:value-type="string">
            <text:p text:style-name="P19">Coveralls + Hood</text:p>
            <text:p text:style-name="P23"><text:span text:style-name="T44">No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27">Special Monitoring</text:p>
            <text:p text:style-name="P28">(Hearing test, Eye test,</text:p>
            <text:p text:style-name="P28">Dust exposure etc).</text:p>
          </table:table-cell>
          <table:covered-table-cell/>
          <table:table-cell table:style-name="Table3.E2" table:number-columns-spanned="3" office:value-type="string">
            <text:p text:style-name="P29">Is special monitoring required? <text:s text:c="35"/>No</text:p>
            <text:p text:style-name="P28"/>
            <text:p text:style-name="P28">Details:</text:p>
            <text:p text:style-name="P28"/>
            <text:p text:style-name="P28"/>
            <text:p text:style-name="P28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7">Waste Disposal</text:p>
            <text:p text:style-name="P28">Substances hazardous to health</text:p>
            <text:p text:style-name="P28">Information from MSDS as to disposal requirements</text:p>
          </table:table-cell>
          <table:covered-table-cell/>
          <table:table-cell table:style-name="Table3.E2" table:number-columns-spanned="3" office:value-type="string">
            <text:p text:style-name="P29">Is Hazardous waste likely? <text:s text:c="42"/>No</text:p>
            <text:p text:style-name="P28"/>
            <text:p text:style-name="P28">Waste Disposal Procedures:</text:p>
            <text:p text:style-name="P26"/>
            <text:p text:style-name="P26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7">First Aid</text:p>
            <text:p text:style-name="P28">(Special antidote requirements for using <text:s/>HF, cyanide, etc).</text:p>
          </table:table-cell>
          <table:covered-table-cell/>
          <table:table-cell table:style-name="Table3.E2" table:number-columns-spanned="3" office:value-type="string">
            <text:p text:style-name="P29">First aid procedures in event of accident</text:p>
            <text:p text:style-name="P33"><text:span text:style-name="T45">Go to Churchill Porters Lodge if assistance is necessary.</text:span></text:p>
            <text:p text:style-name="P28"/>
            <text:p text:style-name="P28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7">Action required in the event of Equipment Failure</text:p>
            <text:p text:style-name="P28">(Any special notification needed).</text:p>
          </table:table-cell>
          <table:covered-table-cell/>
          <table:table-cell table:style-name="Table3.E2" table:number-columns-spanned="3" office:value-type="string">
            <text:p text:style-name="P30"><text:span text:style-name="T46">Deal with the failure and carry out a review to determine the cause</text:span></text:p>
            <text:p text:style-name="P30"><text:span text:style-name="T46">and what can be done to avoid it happening again.</text:span></text:p>
            <text:p text:style-name="P28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7">Out of Hours Emergency Shut Down Procedure</text:p>
            <text:p text:style-name="Standard"><text:span text:style-name="T15">(Any special procedural document </text:span><text:span text:style-name="T16">must</text:span><text:span text:style-name="T15"> be kept near to experimental rig).</text:span></text:p>
          </table:table-cell>
          <table:covered-table-cell/>
          <table:table-cell table:style-name="Table3.E2" table:number-columns-spanned="3" office:value-type="string">
            <text:p text:style-name="P31"><text:span text:style-name="T47">-</text:span></text:p>
            <text:p text:style-name="P26"/>
            <text:p text:style-name="P26"/>
            <text:p text:style-name="P26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12">Sources of information</text:p>
            <text:p text:style-name="P32">(manuals, etc)</text:p>
            <text:p text:style-name="P32"/>
          </table:table-cell>
          <table:covered-table-cell/>
          <table:table-cell table:style-name="Table3.E2" table:number-columns-spanned="3" office:value-type="string">
            <text:p text:style-name="P34"><text:span text:style-name="T48">-</text:span></text:p>
          </table:table-cell>
          <table:covered-table-cell/>
          <table:covered-table-cell/>
        </table:table-row>
      </table:table>
      <text:p text:style-name="P6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Sabon" svg:font-family="Sabon, 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20pt" fo:font-weight="bold" style:font-size-asian="20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style:font-name="Sabon" fo:font-size="8pt" fo:font-weight="bold" style:font-size-asian="8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Sabon" fo:font-size="16pt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.282cm" fo:text-align="end" style:justify-single-word="false" fo:keep-with-next="always"/>
      <style:text-properties style:font-name="Sabon" fo:font-size="8pt" fo:font-style="italic" style:font-size-asian="8pt" style:font-style-asian="italic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.071cm" fo:keep-with-next="always"/>
      <style:text-properties style:font-name="Sabon" fo:font-size="14pt" fo:font-weight="bold" style:font-size-asian="14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Sabon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Sabon" fo:font-style="italic" fo:font-weight="bold" style:font-style-asian="italic" style:font-weight-asian="bold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0pt"/>
    </style:style>
    <style:style style:name="Body_20_Text_20_2" style:display-name="Body Text 2" style:family="paragraph" style:parent-style-name="Standard">
      <style:paragraph-properties fo:margin-top="0.071cm" fo:margin-bottom="0.071cm" fo:text-align="justify" style:justify-single-word="false"/>
      <style:text-properties style:font-name="Sabon"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Sabo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ISK ASSESSMENT FORM </dc:title>
    <meta:initial-creator>M Sutcliffe</meta:initial-creator>
    <meta:creation-date>2007-07-23T11:28:00</meta:creation-date>
    <dc:creator>Jon </dc:creator>
    <dc:date>2011-04-05T11:44:52</dc:date>
    <meta:editing-cycles>49</meta:editing-cycles>
    <meta:editing-duration>PT574H38M52S</meta:editing-duration>
    <meta:generator>OpenOffice.org/3.2$Unix OpenOffice.org_project/320m19$Build-9505</meta:generator>
    <meta:document-statistic meta:table-count="3" meta:image-count="0" meta:object-count="1" meta:page-count="5" meta:paragraph-count="178" meta:word-count="1419" meta:character-count="9509"/>
    <meta:user-defined meta:name="Info 1"/>
    <meta:user-defined meta:name="Info 2"/>
    <meta:user-defined meta:name="Info 3"/>
    <meta:user-defined meta:name="Info 4"/>
  </office:meta>
</office:document-meta>
</file>